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seasons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ward1Label</text:p>
          </table:table-cell>
          <table:table-cell office:value-type="string" calcext:value-type="string">
            <text:p>reward1Claimed</text:p>
          </table:table-cell>
          <table:table-cell office:value-type="string" calcext:value-type="string">
            <text:p>reward1Level</text:p>
          </table:table-cell>
          <table:table-cell office:value-type="string" calcext:value-type="string">
            <text:p>reward2Label</text:p>
          </table:table-cell>
          <table:table-cell office:value-type="string" calcext:value-type="string">
            <text:p>reward2Claimed</text:p>
          </table:table-cell>
          <table:table-cell office:value-type="string" calcext:value-type="string">
            <text:p>reward2Level</text:p>
          </table:table-cell>
          <table:table-cell office:value-type="string" calcext:value-type="string">
            <text:p>reward3Label</text:p>
          </table:table-cell>
          <table:table-cell office:value-type="string" calcext:value-type="string">
            <text:p>reward3Claimed</text:p>
          </table:table-cell>
          <table:table-cell office:value-type="string" calcext:value-type="string">
            <text:p>reward3Level</text:p>
          </table:table-cell>
          <table:table-cell office:value-type="string" calcext:value-type="string">
            <text:p>reward4Label</text:p>
          </table:table-cell>
          <table:table-cell office:value-type="string" calcext:value-type="string">
            <text:p>reward4Claimed</text:p>
          </table:table-cell>
          <table:table-cell office:value-type="string" calcext:value-type="string">
            <text:p>reward4Level</text:p>
          </table:table-cell>
          <table:table-cell office:value-type="string" calcext:value-type="string">
            <text:p>levelMax</text:p>
          </table:table-cell>
          <table:table-cell office:value-type="string" calcext:value-type="string">
            <text:p>levelXP</text:p>
          </table:table-cell>
          <table:table-cell office:value-type="string" calcext:value-type="string">
            <text:p>color1</text:p>
          </table:table-cell>
          <table:table-cell office:value-type="string" calcext:value-type="string">
            <text:p>color2</text:p>
          </table:table-cell>
          <table:table-cell office:value-type="string" calcext:value-type="string">
            <text:p>currentXP</text:p>
          </table:table-cell>
          <table:table-cell office:value-type="string" calcext:value-type="string">
            <text:p>currentLevel</text:p>
          </table:table-cell>
        </table:table-row>
        <table:table-row table:style-name="ro1">
          <table:table-cell office:value-type="float" office:value="1655296174" calcext:value-type="float">
            <text:p>1655296174</text:p>
          </table:table-cell>
          <table:table-cell office:value-type="float" office:value="1655301600" calcext:value-type="float">
            <text:p>1655301600</text:p>
          </table:table-cell>
          <table:table-cell office:value-type="float" office:value="7862400" calcext:value-type="float">
            <text:p>7862400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Getting everything moving in the right direction</text:p>
          </table:table-cell>
          <table:table-cell office:value-type="string" calcext:value-type="string">
            <text:p>reward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ward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ward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ward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FFFFFF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ategori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655296318" calcext:value-type="float">
            <text:p>1655296318</text:p>
          </table:table-cell>
          <table:table-cell office:value-type="string" calcext:value-type="string">
            <text:p>Health &amp; Fitness</text:p>
          </table:table-cell>
          <table:table-cell office:value-type="string" calcext:value-type="string">
            <text:p>💪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296320" calcext:value-type="float">
            <text:p>1655296320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🖥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296322" calcext:value-type="float">
            <text:p>1655296322</text:p>
          </table:table-cell>
          <table:table-cell office:value-type="string" calcext:value-type="string">
            <text:p>Gaming</text:p>
          </table:table-cell>
          <table:table-cell office:value-type="string" calcext:value-type="string">
            <text:p>🎮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296324" calcext:value-type="float">
            <text:p>1655296324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💬</text:p>
          </table:table-cell>
          <table:table-cell office:value-type="string" calcext:value-type="string">
            <text:p/>
          </table:table-cell>
        </table:table-row>
      </table:table>
      <table:table table:name="goal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son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goalLagActivityId</text:p>
          </table:table-cell>
          <table:table-cell office:value-type="string" calcext:value-type="string">
            <text:p>goalLagActivityVariation</text:p>
          </table:table-cell>
          <table:table-cell office:value-type="string" calcext:value-type="string">
            <text:p>goalLagStartValue</text:p>
          </table:table-cell>
          <table:table-cell office:value-type="string" calcext:value-type="string">
            <text:p>goalLagEndValue</text:p>
          </table:table-cell>
          <table:table-cell office:value-type="string" calcext:value-type="string">
            <text:p>goalLagProjectionCurve</text:p>
          </table:table-cell>
          <table:table-cell office:value-type="string" calcext:value-type="string">
            <text:p>goalLeadActivityId</text:p>
          </table:table-cell>
          <table:table-cell office:value-type="string" calcext:value-type="string">
            <text:p>goalLeadActivityTarget</text:p>
          </table:table-cell>
          <table:table-cell office:value-type="string" calcext:value-type="string">
            <text:p>goalLeadActivityVariation</text:p>
          </table:table-cell>
          <table:table-cell office:value-type="string" calcext:value-type="string">
            <text:p>goalNote</text:p>
          </table:table-cell>
          <table:table-cell office:value-type="string" calcext:value-type="string">
            <text:p>currentXP</text:p>
          </table:table-cell>
          <table:table-cell office:value-type="string" calcext:value-type="string">
            <text:p>seasonXpRatio</text:p>
          </table:table-cell>
        </table:table-row>
        <table:table-row table:style-name="ro1">
          <table:table-cell office:value-type="float" office:value="1655296693" calcext:value-type="float">
            <text:p>1655296693</text:p>
          </table:table-cell>
          <table:table-cell office:value-type="float" office:value="1655296174" calcext:value-type="float">
            <text:p>1655296174</text:p>
          </table:table-cell>
          <table:table-cell office:value-type="float" office:value="1655296318" calcext:value-type="float">
            <text:p>1655296318</text:p>
          </table:table-cell>
          <table:table-cell office:value-type="float" office:value="1655296409" calcext:value-type="float">
            <text:p>1655296409</text:p>
          </table:table-cell>
          <table:table-cell office:value-type="string" calcext:value-type="string">
            <text:p/>
          </table:table-cell>
          <table:table-cell office:value-type="float" office:value="109.5" calcext:value-type="float">
            <text:p>109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linear</text:p>
          </table:table-cell>
          <table:table-cell office:value-type="float" office:value="1655296418" calcext:value-type="float">
            <text:p>165529641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55299890" calcext:value-type="float">
            <text:p>1655299890</text:p>
          </table:table-cell>
          <table:table-cell office:value-type="float" office:value="1655296174" calcext:value-type="float">
            <text:p>1655296174</text:p>
          </table:table-cell>
          <table:table-cell office:value-type="float" office:value="1655296320" calcext:value-type="float">
            <text:p>1655296320</text:p>
          </table:table-cell>
          <table:table-cell office:value-type="float" office:value="1655299508" calcext:value-type="float">
            <text:p>1655299508</text:p>
          </table:table-cell>
          <table:table-cell office:value-type="string" calcext:value-type="string"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ar</text:p>
          </table:table-cell>
          <table:table-cell office:value-type="float" office:value="1655299599" calcext:value-type="float">
            <text:p>1655299599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55307111" calcext:value-type="float">
            <text:p>1655307111</text:p>
          </table:table-cell>
          <table:table-cell office:value-type="float" office:value="1655296174" calcext:value-type="float">
            <text:p>1655296174</text:p>
          </table:table-cell>
          <table:table-cell office:value-type="float" office:value="1655296324" calcext:value-type="float">
            <text:p>1655296324</text:p>
          </table:table-cell>
          <table:table-cell office:value-type="float" office:value="1655306711" calcext:value-type="float">
            <text:p>1655306711</text:p>
          </table:table-cell>
          <table:table-cell office:value-type="string" calcext:value-type="string">
            <text:p/>
          </table:table-cell>
          <table:table-cell office:value-type="float" office:value="15000" calcext:value-type="float">
            <text:p>1500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linear</text:p>
          </table:table-cell>
          <table:table-cell office:value-type="float" office:value="1655306952" calcext:value-type="float">
            <text:p>1655306952</text:p>
          </table:table-cell>
          <table:table-cell office:value-type="float" office:value="324000" calcext:value-type="float">
            <text:p>3240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55308234" calcext:value-type="float">
            <text:p>1655308234</text:p>
          </table:table-cell>
          <table:table-cell office:value-type="float" office:value="1655296174" calcext:value-type="float">
            <text:p>1655296174</text:p>
          </table:table-cell>
          <table:table-cell office:value-type="float" office:value="1655296322" calcext:value-type="float">
            <text:p>1655296322</text:p>
          </table:table-cell>
          <table:table-cell office:value-type="float" office:value="1655308202" calcext:value-type="float">
            <text:p>1655308202</text:p>
          </table:table-cell>
          <table:table-cell office:value-type="string" calcext:value-type="string">
            <text:p/>
          </table:table-cell>
          <table:table-cell office:value-type="float" office:value="16200" calcext:value-type="float">
            <text:p>1620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linear</text:p>
          </table:table-cell>
          <table:table-cell office:value-type="float" office:value="1655308205" calcext:value-type="float">
            <text:p>1655308205</text:p>
          </table:table-cell>
          <table:table-cell office:value-type="float" office:value="648000" calcext:value-type="float">
            <text:p>6480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</table:table>
      <table:table table:name="challeng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oalId</text:p>
          </table:table-cell>
          <table:table-cell office:value-type="string" calcext:value-type="string">
            <text:p>taskLabel</text:p>
          </table:table-cell>
          <table:table-cell office:value-type="string" calcext:value-type="string">
            <text:p>taskActivityId</text:p>
          </table:table-cell>
          <table:table-cell office:value-type="string" calcext:value-type="string">
            <text:p>taskAmount</text:p>
          </table:table-cell>
          <table:table-cell office:value-type="string" calcext:value-type="string">
            <text:p>taskVariation</text:p>
          </table:table-cell>
          <table:table-cell office:value-type="string" calcext:value-type="string">
            <text:p>taskXP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isTemplate</text:p>
          </table:table-cell>
        </table:table-row>
        <table:table-row table:style-name="ro1">
          <table:table-cell office:value-type="float" office:value="1655297019" calcext:value-type="float">
            <text:p>1655297019</text:p>
          </table:table-cell>
          <table:table-cell office:value-type="float" office:value="1655296693" calcext:value-type="float">
            <text:p>1655296693</text:p>
          </table:table-cell>
          <table:table-cell office:value-type="string" calcext:value-type="string">
            <text:p>{UNIT} gym sessions</text:p>
          </table:table-cell>
          <table:table-cell office:value-type="float" office:value="1655296418" calcext:value-type="float">
            <text:p>1655296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297023" calcext:value-type="float">
            <text:p>1655297023</text:p>
          </table:table-cell>
          <table:table-cell office:value-type="float" office:value="1655296693" calcext:value-type="float">
            <text:p>1655296693</text:p>
          </table:table-cell>
          <table:table-cell office:value-type="string" calcext:value-type="string">
            <text:p>Drink {UNIT} of water</text:p>
          </table:table-cell>
          <table:table-cell office:value-type="float" office:value="1655296662" calcext:value-type="float">
            <text:p>165529666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297114" calcext:value-type="float">
            <text:p>1655297114</text:p>
          </table:table-cell>
          <table:table-cell office:value-type="float" office:value="1655296693" calcext:value-type="float">
            <text:p>1655296693</text:p>
          </table:table-cell>
          <table:table-cell office:value-type="string" calcext:value-type="string">
            <text:p>{UNIT} gym sessions</text:p>
          </table:table-cell>
          <table:table-cell office:value-type="float" office:value="1655296418" calcext:value-type="float">
            <text:p>1655296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297221" calcext:value-type="float">
            <text:p>1655297221</text:p>
          </table:table-cell>
          <table:table-cell office:value-type="float" office:value="1655296693" calcext:value-type="float">
            <text:p>1655296693</text:p>
          </table:table-cell>
          <table:table-cell office:value-type="string" calcext:value-type="string">
            <text:p>{ACTIVITY} at 2:00 AM</text:p>
          </table:table-cell>
          <table:table-cell office:value-type="float" office:value="1655296523" calcext:value-type="float">
            <text:p>1655296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297280" calcext:value-type="float">
            <text:p>1655297280</text:p>
          </table:table-cell>
          <table:table-cell office:value-type="float" office:value="1655296693" calcext:value-type="float">
            <text:p>1655296693</text:p>
          </table:table-cell>
          <table:table-cell office:value-type="string" calcext:value-type="string">
            <text:p>{ACTIVITY} daily</text:p>
          </table:table-cell>
          <table:table-cell office:value-type="float" office:value="1655296546" calcext:value-type="float">
            <text:p>1655296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297339" calcext:value-type="float">
            <text:p>1655297339</text:p>
          </table:table-cell>
          <table:table-cell office:value-type="float" office:value="1655296693" calcext:value-type="float">
            <text:p>1655296693</text:p>
          </table:table-cell>
          <table:table-cell office:value-type="string" calcext:value-type="string">
            <text:p>Full body measurements</text:p>
          </table:table-cell>
          <table:table-cell office:value-type="float" office:value="1655296644" calcext:value-type="float">
            <text:p>1655296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297422" calcext:value-type="float">
            <text:p>1655297422</text:p>
          </table:table-cell>
          <table:table-cell office:value-type="float" office:value="1655296693" calcext:value-type="float">
            <text:p>1655296693</text:p>
          </table:table-cell>
          <table:table-cell office:value-type="string" calcext:value-type="string">
            <text:p>Drink {UNIT} of water</text:p>
          </table:table-cell>
          <table:table-cell office:value-type="float" office:value="1655296662" calcext:value-type="float">
            <text:p>1655296662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/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0068" calcext:value-type="float">
            <text:p>1655300068</text:p>
          </table:table-cell>
          <table:table-cell office:value-type="float" office:value="1655299890" calcext:value-type="float">
            <text:p>1655299890</text:p>
          </table:table-cell>
          <table:table-cell office:value-type="string" calcext:value-type="string">
            <text:p>{UNIT} of FE Textbook</text:p>
          </table:table-cell>
          <table:table-cell office:value-type="float" office:value="1655299599" calcext:value-type="float">
            <text:p>16552995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0107" calcext:value-type="float">
            <text:p>1655300107</text:p>
          </table:table-cell>
          <table:table-cell office:value-type="float" office:value="1655299890" calcext:value-type="float">
            <text:p>1655299890</text:p>
          </table:table-cell>
          <table:table-cell office:value-type="string" calcext:value-type="string">
            <text:p>{UNIT} of FE Textbook</text:p>
          </table:table-cell>
          <table:table-cell office:value-type="float" office:value="1655299599" calcext:value-type="float">
            <text:p>16552995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/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0151" calcext:value-type="float">
            <text:p>1655300151</text:p>
          </table:table-cell>
          <table:table-cell office:value-type="float" office:value="1655299890" calcext:value-type="float">
            <text:p>1655299890</text:p>
          </table:table-cell>
          <table:table-cell office:value-type="string" calcext:value-type="string">
            <text:p>{UNIT} GIT Commits</text:p>
          </table:table-cell>
          <table:table-cell office:value-type="float" office:value="1655299622" calcext:value-type="float">
            <text:p>1655299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0177" calcext:value-type="float">
            <text:p>1655300177</text:p>
          </table:table-cell>
          <table:table-cell office:value-type="float" office:value="1655299890" calcext:value-type="float">
            <text:p>1655299890</text:p>
          </table:table-cell>
          <table:table-cell office:value-type="string" calcext:value-type="string">
            <text:p>{UNIT} GIT Commits</text:p>
          </table:table-cell>
          <table:table-cell office:value-type="float" office:value="1655299622" calcext:value-type="float">
            <text:p>16552996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0280" calcext:value-type="float">
            <text:p>1655300280</text:p>
          </table:table-cell>
          <table:table-cell office:value-type="float" office:value="1655299890" calcext:value-type="float">
            <text:p>1655299890</text:p>
          </table:table-cell>
          <table:table-cell office:value-type="string" calcext:value-type="string">
            <text:p>Daily Plan in Roam</text:p>
          </table:table-cell>
          <table:table-cell office:value-type="float" office:value="1655299710" calcext:value-type="float">
            <text:p>1655299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0345" calcext:value-type="float">
            <text:p>1655300345</text:p>
          </table:table-cell>
          <table:table-cell office:value-type="float" office:value="1655299890" calcext:value-type="float">
            <text:p>1655299890</text:p>
          </table:table-cell>
          <table:table-cell office:value-type="string" calcext:value-type="string">
            <text:p>Add {UNIT} Roam SR Notes</text:p>
          </table:table-cell>
          <table:table-cell office:value-type="float" office:value="1655299800" calcext:value-type="float">
            <text:p>16552998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0418" calcext:value-type="float">
            <text:p>1655300418</text:p>
          </table:table-cell>
          <table:table-cell office:value-type="float" office:value="1655299890" calcext:value-type="float">
            <text:p>1655299890</text:p>
          </table:table-cell>
          <table:table-cell office:value-type="string" calcext:value-type="string">
            <text:p>{UNIT} items placed on eBay</text:p>
          </table:table-cell>
          <table:table-cell office:value-type="float" office:value="1655299870" calcext:value-type="float">
            <text:p>1655299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7244" calcext:value-type="float">
            <text:p>1655307244</text:p>
          </table:table-cell>
          <table:table-cell office:value-type="float" office:value="1655307111" calcext:value-type="float">
            <text:p>1655307111</text:p>
          </table:table-cell>
          <table:table-cell office:value-type="string" calcext:value-type="string">
            <text:p>Watch {UNIT} of Japanese TV</text:p>
          </table:table-cell>
          <table:table-cell office:value-type="float" office:value="1655306786" calcext:value-type="float">
            <text:p>1655306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7325" calcext:value-type="float">
            <text:p>1655307325</text:p>
          </table:table-cell>
          <table:table-cell office:value-type="float" office:value="1655307111" calcext:value-type="float">
            <text:p>1655307111</text:p>
          </table:table-cell>
          <table:table-cell office:value-type="string" calcext:value-type="string">
            <text:p>Watch {UNIT} of Japanese TV</text:p>
          </table:table-cell>
          <table:table-cell office:value-type="float" office:value="1655306786" calcext:value-type="float">
            <text:p>16553067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7355" calcext:value-type="float">
            <text:p>1655307355</text:p>
          </table:table-cell>
          <table:table-cell office:value-type="float" office:value="1655307111" calcext:value-type="float">
            <text:p>1655307111</text:p>
          </table:table-cell>
          <table:table-cell office:value-type="string" calcext:value-type="string">
            <text:p>{UNIT} of Japanese Reading</text:p>
          </table:table-cell>
          <table:table-cell office:value-type="float" office:value="1655306952" calcext:value-type="float">
            <text:p>16553069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7417" calcext:value-type="float">
            <text:p>1655307417</text:p>
          </table:table-cell>
          <table:table-cell office:value-type="float" office:value="1655307111" calcext:value-type="float">
            <text:p>1655307111</text:p>
          </table:table-cell>
          <table:table-cell office:value-type="string" calcext:value-type="string">
            <text:p>{UNIT} of Japanese Reading</text:p>
          </table:table-cell>
          <table:table-cell office:value-type="float" office:value="1655306952" calcext:value-type="float">
            <text:p>1655306952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7442" calcext:value-type="float">
            <text:p>1655307442</text:p>
          </table:table-cell>
          <table:table-cell office:value-type="float" office:value="1655307111" calcext:value-type="float">
            <text:p>1655307111</text:p>
          </table:table-cell>
          <table:table-cell office:value-type="string" calcext:value-type="string">
            <text:p>Japanese Anki review session</text:p>
          </table:table-cell>
          <table:table-cell office:value-type="float" office:value="1655307026" calcext:value-type="float">
            <text:p>1655307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7529" calcext:value-type="float">
            <text:p>1655307529</text:p>
          </table:table-cell>
          <table:table-cell office:value-type="float" office:value="1655307111" calcext:value-type="float">
            <text:p>1655307111</text:p>
          </table:table-cell>
          <table:table-cell office:value-type="string" calcext:value-type="string">
            <text:p>{UNIT} Japanese Anki review sessions</text:p>
          </table:table-cell>
          <table:table-cell office:value-type="float" office:value="1655307026" calcext:value-type="float">
            <text:p>16553070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7600" calcext:value-type="float">
            <text:p>1655307600</text:p>
          </table:table-cell>
          <table:table-cell office:value-type="float" office:value="1655307111" calcext:value-type="float">
            <text:p>1655307111</text:p>
          </table:table-cell>
          <table:table-cell office:value-type="string" calcext:value-type="string">
            <text:p>{UNIT} new Japanese Anki cards learned</text:p>
          </table:table-cell>
          <table:table-cell office:value-type="float" office:value="1655307092" calcext:value-type="float">
            <text:p>165530709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7686" calcext:value-type="float">
            <text:p>1655307686</text:p>
          </table:table-cell>
          <table:table-cell office:value-type="float" office:value="1655307111" calcext:value-type="float">
            <text:p>1655307111</text:p>
          </table:table-cell>
          <table:table-cell office:value-type="string" calcext:value-type="string">
            <text:p>{UNIT} new Japanese Anki cards learned</text:p>
          </table:table-cell>
          <table:table-cell office:value-type="float" office:value="1655307092" calcext:value-type="float">
            <text:p>165530709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8370" calcext:value-type="float">
            <text:p>1655308370</text:p>
          </table:table-cell>
          <table:table-cell office:value-type="float" office:value="1655308234" calcext:value-type="float">
            <text:p>1655308234</text:p>
          </table:table-cell>
          <table:table-cell office:value-type="string" calcext:value-type="string">
            <text:p>{UNIT} of single-star SM64 practice</text:p>
          </table:table-cell>
          <table:table-cell office:value-type="float" office:value="1655308205" calcext:value-type="float">
            <text:p>165530820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t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8433" calcext:value-type="float">
            <text:p>1655308433</text:p>
          </table:table-cell>
          <table:table-cell office:value-type="float" office:value="1655308234" calcext:value-type="float">
            <text:p>1655308234</text:p>
          </table:table-cell>
          <table:table-cell office:value-type="string" calcext:value-type="string">
            <text:p>{UNIT} of segment SM64 practice</text:p>
          </table:table-cell>
          <table:table-cell office:value-type="float" office:value="1655308205" calcext:value-type="float">
            <text:p>165530820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eg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8513" calcext:value-type="float">
            <text:p>1655308513</text:p>
          </table:table-cell>
          <table:table-cell office:value-type="float" office:value="1655308234" calcext:value-type="float">
            <text:p>1655308234</text:p>
          </table:table-cell>
          <table:table-cell office:value-type="string" calcext:value-type="string">
            <text:p>{UNIT} of SM64 runs</text:p>
          </table:table-cell>
          <table:table-cell office:value-type="float" office:value="1655308208" calcext:value-type="float">
            <text:p>1655308208</text:p>
          </table:table-cell>
          <table:table-cell office:value-type="float" office:value="14400" calcext:value-type="float">
            <text:p>144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8567" calcext:value-type="float">
            <text:p>1655308567</text:p>
          </table:table-cell>
          <table:table-cell office:value-type="float" office:value="1655308234" calcext:value-type="float">
            <text:p>1655308234</text:p>
          </table:table-cell>
          <table:table-cell office:value-type="string" calcext:value-type="string">
            <text:p>{UNIT} of SM64 practice</text:p>
          </table:table-cell>
          <table:table-cell office:value-type="float" office:value="1655308205" calcext:value-type="float">
            <text:p>1655308205</text:p>
          </table:table-cell>
          <table:table-cell office:value-type="float" office:value="64800" calcext:value-type="float">
            <text:p>648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08613" calcext:value-type="float">
            <text:p>1655308613</text:p>
          </table:table-cell>
          <table:table-cell office:value-type="float" office:value="1655308234" calcext:value-type="float">
            <text:p>1655308234</text:p>
          </table:table-cell>
          <table:table-cell office:value-type="string" calcext:value-type="string">
            <text:p>{UNIT} of SM64 runs</text:p>
          </table:table-cell>
          <table:table-cell office:value-type="float" office:value="1655308208" calcext:value-type="float">
            <text:p>1655308208</text:p>
          </table:table-cell>
          <table:table-cell office:value-type="float" office:value="21600" calcext:value-type="float">
            <text:p>216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weekly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ctiviti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isReportingIncremental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655296409" calcext:value-type="float">
            <text:p>1655296409</text:p>
          </table:table-cell>
          <table:table-cell office:value-type="string" calcext:value-type="string">
            <text:p>Body W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55296418" calcext:value-type="float">
            <text:p>1655296418</text:p>
          </table:table-cell>
          <table:table-cell office:value-type="string" calcext:value-type="string">
            <text:p>Gym Session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lifting,cardi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296523" calcext:value-type="float">
            <text:p>1655296523</text:p>
          </table:table-cell>
          <table:table-cell office:value-type="string" calcext:value-type="string">
            <text:p>Wake up on ti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0,060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296546" calcext:value-type="float">
            <text:p>1655296546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55296644" calcext:value-type="float">
            <text:p>1655296644</text:p>
          </table:table-cell>
          <table:table-cell office:value-type="string" calcext:value-type="string">
            <text:p>Record body measurement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,tape,bot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296662" calcext:value-type="float">
            <text:p>1655296662</text:p>
          </table:table-cell>
          <table:table-cell office:value-type="string" calcext:value-type="string">
            <text:p>Drink Wa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55299508" calcext:value-type="float">
            <text:p>1655299508</text:p>
          </table:table-cell>
          <table:table-cell office:value-type="string" calcext:value-type="string">
            <text:p>Programming Skills Self-Assessme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dr-knz.net/programming-levels/prog-skill-matrix.pdf // 1pt = 1 domain level (e.g. B2 = 4pt), max total 48pts</text:p>
          </table:table-cell>
        </table:table-row>
        <table:table-row table:style-name="ro1">
          <table:table-cell office:value-type="float" office:value="1655299599" calcext:value-type="float">
            <text:p>1655299599</text:p>
          </table:table-cell>
          <table:table-cell office:value-type="string" calcext:value-type="string">
            <text:p>FE Exam Textbook Study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ew FE Textbooks // vol.1 IT Fundamentals // vol.2 IT Strategy &amp; Management</text:p>
          </table:table-cell>
        </table:table-row>
        <table:table-row table:style-name="ro1">
          <table:table-cell office:value-type="float" office:value="1655299622" calcext:value-type="float">
            <text:p>1655299622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55299710" calcext:value-type="float">
            <text:p>1655299710</text:p>
          </table:table-cell>
          <table:table-cell office:value-type="string" calcext:value-type="string">
            <text:p>Daily Planning in Roam Research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55299800" calcext:value-type="float">
            <text:p>1655299800</text:p>
          </table:table-cell>
          <table:table-cell office:value-type="string" calcext:value-type="string">
            <text:p>Add Items to Roam S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paced repetition add-on for roam research</text:p>
          </table:table-cell>
        </table:table-row>
        <table:table-row table:style-name="ro1">
          <table:table-cell office:value-type="float" office:value="1655299870" calcext:value-type="float">
            <text:p>1655299870</text:p>
          </table:table-cell>
          <table:table-cell office:value-type="string" calcext:value-type="string">
            <text:p>Post item for sal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306711" calcext:value-type="float">
            <text:p>1655306711</text:p>
          </table:table-cell>
          <table:table-cell office:value-type="string" calcext:value-type="string">
            <text:p>Estimated Known Japanese Word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語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glenn-sun.github.io/japanese-vocab-test/</text:p>
          </table:table-cell>
        </table:table-row>
        <table:table-row table:style-name="ro1">
          <table:table-cell office:value-type="float" office:value="1655306786" calcext:value-type="float">
            <text:p>1655306786</text:p>
          </table:table-cell>
          <table:table-cell office:value-type="string" calcext:value-type="string">
            <text:p>Watch Japanese TV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e,live-act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306952" calcext:value-type="float">
            <text:p>1655306952</text:p>
          </table:table-cell>
          <table:table-cell office:value-type="string" calcext:value-type="string">
            <text:p>Japanese Read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w,manga,dictat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307026" calcext:value-type="float">
            <text:p>1655307026</text:p>
          </table:table-cell>
          <table:table-cell office:value-type="string" calcext:value-type="string">
            <text:p>Anki review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307092" calcext:value-type="float">
            <text:p>1655307092</text:p>
          </table:table-cell>
          <table:table-cell office:value-type="string" calcext:value-type="string">
            <text:p>New Japanese Anki cards learn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ji,sentenc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308202" calcext:value-type="float">
            <text:p>1655308202</text:p>
          </table:table-cell>
          <table:table-cell office:value-type="string" calcext:value-type="string">
            <text:p>SM64 Personal Best Tot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55308205" calcext:value-type="float">
            <text:p>1655308205</text:p>
          </table:table-cell>
          <table:table-cell office:value-type="string" calcext:value-type="string">
            <text:p>SM64 Practice Play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,level,segm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308208" calcext:value-type="float">
            <text:p>1655308208</text:p>
          </table:table-cell>
          <table:table-cell office:value-type="string" calcext:value-type="string">
            <text:p>SM64 Run Attempts Play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star,70star,120star</text:p>
          </table:table-cell>
          <table:table-cell office:value-type="string" calcext:value-type="string">
            <text:p/>
          </table:table-cell>
        </table:table-row>
      </table:table>
      <table:table table:name="log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vity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riation</text:p>
          </table:table-cell>
        </table:table-row>
        <table:table-row table:style-name="ro1">
          <table:table-cell office:value-type="float" office:value="1655297971" calcext:value-type="float">
            <text:p>1655297971</text:p>
          </table:table-cell>
          <table:table-cell office:value-type="float" office:value="1655296409" calcext:value-type="float">
            <text:p>1655296409</text:p>
          </table:table-cell>
          <table:table-cell office:value-type="float" office:value="1655258400" calcext:value-type="float">
            <text:p>1655258400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300511" calcext:value-type="float">
            <text:p>1655300511</text:p>
          </table:table-cell>
          <table:table-cell office:value-type="float" office:value="1655299508" calcext:value-type="float">
            <text:p>1655299508</text:p>
          </table:table-cell>
          <table:table-cell office:value-type="float" office:value="1655258400" calcext:value-type="float">
            <text:p>16552584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306676" calcext:value-type="float">
            <text:p>1655306676</text:p>
          </table:table-cell>
          <table:table-cell office:value-type="float" office:value="1655306711" calcext:value-type="float">
            <text:p>1655306711</text:p>
          </table:table-cell>
          <table:table-cell office:value-type="float" office:value="1655258400" calcext:value-type="float">
            <text:p>1655258400</text:p>
          </table:table-cell>
          <table:table-cell office:value-type="float" office:value="15116" calcext:value-type="float">
            <text:p>151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55308316" calcext:value-type="float">
            <text:p>1655308316</text:p>
          </table:table-cell>
          <table:table-cell office:value-type="float" office:value="1655308202" calcext:value-type="float">
            <text:p>1655308202</text:p>
          </table:table-cell>
          <table:table-cell office:value-type="float" office:value="1655258400" calcext:value-type="float">
            <text:p>1655258400</text:p>
          </table:table-cell>
          <table:table-cell office:value-type="float" office:value="16181" calcext:value-type="float">
            <text:p>16181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2:32:29.2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06-16T02:32:43.837000000</dc:date>
    <meta:editing-duration>PT23S</meta:editing-duration>
    <meta:editing-cycles>2</meta:editing-cycles>
    <meta:document-statistic meta:table-count="6" meta:cell-count="549" meta:object-count="0"/>
  </office:meta>
</office:document-meta>
</file>